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6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officeooo:paragraph-rsid="00812ca7" style:font-size-asian="10pt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963b6" officeooo:paragraph-rsid="00812ca7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739f3" officeooo:paragraph-rsid="00812ca7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52816" officeooo:paragraph-rsid="00812ca7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66609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33b26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a4d70e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a4d70e" officeooo:paragraph-rsid="00a4d70e" style:font-size-asian="16pt" style:font-weight-asian="normal" style:font-size-complex="1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88236" officeooo:paragraph-rsid="00888236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c4bbd" officeooo:paragraph-rsid="008c4bbd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77e72" officeooo:paragraph-rsid="00977e72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7cd13" officeooo:paragraph-rsid="0097cd13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0b9b5" officeooo:paragraph-rsid="00a0b9b5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a42b12" officeooo:paragraph-rsid="00a42b12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9211e" officeooo:paragraph-rsid="008f217f" style:font-size-asian="12.6000003814697pt" style:font-style-asian="italic" style:font-weight-asian="normal" style:font-size-complex="14.3999996185303pt" style:font-style-complex="italic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ff994" officeooo:paragraph-rsid="008ff994" style:font-size-asian="12.6000003814697pt" style:font-style-asian="italic" style:font-weight-asian="normal" style:font-size-complex="14.3999996185303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1db68" officeooo:paragraph-rsid="0091db68" style:font-size-asian="12.6000003814697pt" style:font-style-asian="italic" style:font-weight-asian="normal" style:font-size-complex="14.3999996185303pt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dc67b" officeooo:paragraph-rsid="009dc67b" style:font-size-asian="12.6000003814697pt" style:font-style-asian="italic" style:font-weight-asian="normal" style:font-size-complex="14.3999996185303pt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84be8" officeooo:paragraph-rsid="00984be8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8d024" officeooo:paragraph-rsid="0098d024" style:font-size-asian="12.6000003814697pt" style:font-weight-asian="bold" style:font-size-complex="14.399999618530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a8318" officeooo:paragraph-rsid="009a8318" style:font-size-asian="12.6000003814697pt" style:font-weight-asian="bold" style:font-size-complex="14.399999618530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ba22d" officeooo:paragraph-rsid="009ba22d" style:font-size-asian="12.6000003814697pt" style:font-weight-asian="bold" style:font-size-complex="14.399999618530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40c4" officeooo:paragraph-rsid="009f40c4" style:font-size-asian="12.6000003814697pt" style:font-weight-asian="bold" style:font-size-complex="14.399999618530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83ca" officeooo:paragraph-rsid="009f83ca" style:font-size-asian="12.6000003814697pt" style:font-weight-asian="bold" style:font-size-complex="14.399999618530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0b9b5" officeooo:paragraph-rsid="00a0b9b5" style:font-size-asian="12.6000003814697pt" style:font-weight-asian="bold" style:font-size-complex="14.399999618530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0d341" officeooo:paragraph-rsid="00a0d341" style:font-size-asian="12.6000003814697pt" style:font-weight-asian="bold" style:font-size-complex="14.399999618530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37370" officeooo:paragraph-rsid="00a37370" style:font-size-asian="12.6000003814697pt" style:font-weight-asian="bold" style:font-size-complex="14.3999996185303pt" style:font-weight-complex="bold"/>
    </style:style>
    <style:style style:name="T1" style:family="text">
      <style:text-properties officeooo:rsid="0085f3bc"/>
    </style:style>
    <style:style style:name="T2" style:family="text">
      <style:text-properties officeooo:rsid="008769b8"/>
    </style:style>
    <style:style style:name="T3" style:family="text">
      <style:text-properties officeooo:rsid="008a6f13"/>
    </style:style>
    <style:style style:name="T4" style:family="text">
      <style:text-properties officeooo:rsid="008e1fba"/>
    </style:style>
    <style:style style:name="T5" style:family="text">
      <style:text-properties officeooo:rsid="008f217f"/>
    </style:style>
    <style:style style:name="T6" style:family="text">
      <style:text-properties officeooo:rsid="008fc79b"/>
    </style:style>
    <style:style style:name="T7" style:family="text">
      <style:text-properties officeooo:rsid="0092c956"/>
    </style:style>
    <style:style style:name="T8" style:family="text">
      <style:text-properties officeooo:rsid="0095ce6d"/>
    </style:style>
    <style:style style:name="T9" style:family="text">
      <style:text-properties officeooo:rsid="009ca465"/>
    </style:style>
    <style:style style:name="T10" style:family="text">
      <style:text-properties officeooo:rsid="00a12095"/>
    </style:style>
    <style:style style:name="T11" style:family="text">
      <style:text-properties officeooo:rsid="00a2a182"/>
    </style:style>
    <style:style style:name="T12" style:family="text">
      <style:text-properties officeooo:rsid="0069e2ff"/>
    </style:style>
    <style:style style:name="T13" style:family="text">
      <style:text-properties officeooo:rsid="006c127e"/>
    </style:style>
    <style:style style:name="T14" style:family="text">
      <style:text-properties officeooo:rsid="006d3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92895131376">
          <table:table-cell table:style-name="Tableau1.A1" table:number-columns-spanned="4" office:value-type="string">
            <text:p text:style-name="P9">Activité : <text:span text:style-name="T1">Histoire des sciences</text:span>:</text:p>
          </table:table-cell>
          <table:covered-table-cell/>
          <table:covered-table-cell/>
          <table:covered-table-cell/>
        </table:table-row>
        <table:table-row table:style-name="TableLine94592896089072">
          <table:table-cell table:style-name="Tableau1.A2" table:number-columns-spanned="2" office:value-type="string">
            <text:p text:style-name="P2">Objectifs :</text:p>
            <text:p text:style-name="P4"/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1"/>
          </table:table-cell>
          <table:covered-table-cell/>
        </table:table-row>
        <table:table-row table:style-name="TableLine94592896168160">
          <table:table-cell table:style-name="Tableau1.A3" table:number-columns-spanned="4" office:value-type="string">
            <text:p text:style-name="P5">Matériel</text:p>
          </table:table-cell>
          <table:covered-table-cell/>
          <table:covered-table-cell/>
          <table:covered-table-cell/>
        </table:table-row>
        <table:table-row table:style-name="TableLine94592896169040">
          <table:table-cell table:style-name="Tableau1.A4" table:number-columns-spanned="4" office:value-type="string">
            <text:p text:style-name="P23">4 groupes constitués.</text:p>
            <text:p text:style-name="P21">5 <text:span text:style-name="T2">feuilles dossiers pour chacun des 4 ou 5 groupes.</text:span></text:p>
            <text:p text:style-name="P22">5 feuilles annexes : La forme des astres_highlights, la preuve technologique_highlights</text:p>
          </table:table-cell>
          <table:covered-table-cell/>
          <table:covered-table-cell/>
          <table:covered-table-cell/>
        </table:table-row>
        <table:table-row table:style-name="TableLine94592896169920">
          <table:table-cell table:style-name="Tableau1.A5" table:number-columns-spanned="4" office:value-type="string">
            <text:p text:style-name="P6">déroulement de la séance</text:p>
          </table:table-cell>
          <table:covered-table-cell/>
          <table:covered-table-cell/>
          <table:covered-table-cell/>
        </table:table-row>
        <table:table-row table:style-name="TableLine94592896171104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592896173536">
          <table:table-cell table:style-name="Tableau1.A7" table:number-columns-spanned="4" office:value-type="string">
            <text:p text:style-name="P28"><text:span text:style-name="T3">L</text:span>e travail <text:span text:style-name="T3">d'aujourd'hui se fera en groupe </text:span><text:span text:style-name="T4">que j'ai constitué. </text:span><text:span text:style-name="T5">Le principe est que l'on va avoir plusieurs dossiers qui contiennent des réponses à des questions d'histoire des sciences </text:span><text:span text:style-name="T6">sur notre thème, l'univers</text:span><text:span text:style-name="T5">.</text:span></text:p>
            <text:p text:style-name="P29">Le but va être de synthétiser ces connaissances sur une affiche et ensuite faire une courte présentation de 2-3 minutes de votre travail.</text:p>
            <text:p text:style-name="P30">Il n'y a pas de difficultés donc ne vous laisser pas intimider par la taille des documents, le but c'est de se concentrer sur l'essentiel/ le plus intéressant.</text:p>
            <text:p text:style-name="P31">N'hésitez pas à partager entre vous sur le contenu des documents, et à m'appeler si vous avez besoin d'aide.</text:p>
            <text:p text:style-name="P28"><text:span text:style-name="T7">Donc on va procéder en </text:span>trois temps, prise en main des document<text:span text:style-name="T4">s</text:span>, réalisation d'une affiche, présentation de l'affiche. <text:span text:style-name="T8">Maintenant on forme les groupes qui sont : ...</text:span></text:p>
          </table:table-cell>
          <table:covered-table-cell/>
          <table:covered-table-cell/>
          <table:covered-table-cell/>
        </table:table-row>
        <table:table-row table:style-name="TableLine94592896174960">
          <table:table-cell table:style-name="Tableau1.A11" office:value-type="string">
            <text:p text:style-name="P24">Mise en place des groupes</text:p>
          </table:table-cell>
          <table:table-cell table:style-name="Tableau1.B8" table:number-columns-spanned="2" office:value-type="string">
            <text:p text:style-name="P37">classe</text:p>
          </table:table-cell>
          <table:covered-table-cell/>
          <table:table-cell table:style-name="Tableau1.D8" office:value-type="string">
            <text:p text:style-name="P33">3min</text:p>
          </table:table-cell>
        </table:table-row>
        <table:table-row table:style-name="TableLine94592896177456">
          <table:table-cell table:style-name="Tableau1.A11" office:value-type="string">
            <text:p text:style-name="P25">Lecture document</text:p>
          </table:table-cell>
          <table:table-cell table:style-name="Tableau1.B11" table:number-columns-spanned="2" office:value-type="string">
            <text:p text:style-name="P38">individuel</text:p>
          </table:table-cell>
          <table:covered-table-cell/>
          <table:table-cell table:style-name="Tableau1.D11" office:value-type="string">
            <text:p text:style-name="P34">25-30min</text:p>
          </table:table-cell>
        </table:table-row>
        <table:table-row table:style-name="TableLine94592896177456">
          <table:table-cell table:style-name="Tableau1.A11" office:value-type="string">
            <text:p text:style-name="P26">Échange</text:p>
          </table:table-cell>
          <table:table-cell table:style-name="Tableau1.B11" table:number-columns-spanned="2" office:value-type="string">
            <text:p text:style-name="P39">En groupe</text:p>
          </table:table-cell>
          <table:covered-table-cell/>
          <table:table-cell table:style-name="Tableau1.D11" office:value-type="string">
            <text:p text:style-name="P40">1<text:span text:style-name="T10">5-25</text:span>min</text:p>
          </table:table-cell>
        </table:table-row>
        <table:table-row table:style-name="TableLine94592896177456">
          <table:table-cell table:style-name="Tableau1.A11" office:value-type="string">
            <text:p text:style-name="P25">Réalisation de l'affiche</text:p>
          </table:table-cell>
          <table:table-cell table:style-name="Tableau1.B11" table:number-columns-spanned="2" office:value-type="string">
            <text:p text:style-name="P32"/>
          </table:table-cell>
          <table:covered-table-cell/>
          <table:table-cell table:style-name="Tableau1.D11" office:value-type="string">
            <text:p text:style-name="P35"><text:span text:style-name="T11">15</text:span>-2<text:span text:style-name="T11">0</text:span>min</text:p>
          </table:table-cell>
        </table:table-row>
        <table:table-row table:style-name="TableLine94592896177456">
          <table:table-cell table:style-name="Tableau1.A12" office:value-type="string">
            <text:p text:style-name="P25">présentation</text:p>
          </table:table-cell>
          <table:table-cell table:style-name="Tableau1.B12" table:number-columns-spanned="2" office:value-type="string">
            <text:p text:style-name="P41">En classe</text:p>
          </table:table-cell>
          <table:covered-table-cell/>
          <table:table-cell table:style-name="Tableau1.D12" office:value-type="string">
            <text:p text:style-name="P36">3min/groupe<text:span text:style-name="T9">=12min</text:span></text:p>
          </table:table-cell>
        </table:table-row>
        <table:table-row table:style-name="TableLine94592896189104">
          <table:table-cell table:style-name="Tableau1.A5" table:number-columns-spanned="4" office:value-type="string">
            <text:p text:style-name="P7">Devoirs</text:p>
          </table:table-cell>
          <table:covered-table-cell/>
          <table:covered-table-cell/>
          <table:covered-table-cell/>
        </table:table-row>
        <table:table-row table:style-name="TableLine94592896189968">
          <table:table-cell table:style-name="Tableau1.A14" table:number-columns-spanned="4" office:value-type="string">
            <text:p text:style-name="P27">Répondre questionnaire sur l'ENT</text:p>
          </table:table-cell>
          <table:covered-table-cell/>
          <table:covered-table-cell/>
          <table:covered-table-cell/>
        </table:table-row>
        <table:table-row table:style-name="TableLine94592896191504">
          <table:table-cell table:style-name="Tableau1.A5" table:number-columns-spanned="4" office:value-type="string">
            <text:p text:style-name="P8">Trace écrite</text:p>
          </table:table-cell>
          <table:covered-table-cell/>
          <table:covered-table-cell/>
          <table:covered-table-cell/>
        </table:table-row>
        <table:table-row table:style-name="TableLine94592896180384">
          <table:table-cell table:style-name="Tableau1.A16" table:number-columns-spanned="4" office:value-type="string">
            <text:p text:style-name="P19">L<text:span text:style-name="T12">a science est </text:span><text:span text:style-name="T13">parfois </text:span><text:span text:style-name="T12">lente et hasardeuse, les succès d'aujourd'hui pren</text:span><text:span text:style-name="T14">nent</text:span><text:span text:style-name="T12"> leurs racines dans les géniales erreurs du passé.</text:span></text:p>
            <text:p text:style-name="P20">+ phrases bilans des groupes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6M58S</meta:editing-duration>
    <meta:editing-cycles>72</meta:editing-cycles>
    <meta:generator>LibreOffice/7.0.4.2$Linux_X86_64 LibreOffice_project/00$Build-2</meta:generator>
    <meta:creation-date>2021-02-11T10:59:54.903285377</meta:creation-date>
    <meta:initial-creator>J Cercy</meta:initial-creator>
    <dc:date>2021-04-02T00:24:54.408909318</dc:date>
    <dc:creator>J Cercy</dc:creator>
    <meta:document-statistic meta:table-count="1" meta:image-count="0" meta:object-count="0" meta:page-count="1" meta:paragraph-count="35" meta:word-count="225" meta:character-count="1416" meta:non-whitespace-character-count="1226"/>
  </office:meta>
</office:document-meta>
</file>